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165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4.736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1.97cm"/>
    </style:style>
    <style:style style:name="co8" style:family="table-column">
      <style:table-column-properties fo:break-before="auto" style:column-width="2.053cm"/>
    </style:style>
    <style:style style:name="co9" style:family="table-column">
      <style:table-column-properties fo:break-before="auto" style:column-width="1.295cm"/>
    </style:style>
    <style:style style:name="co10" style:family="table-column">
      <style:table-column-properties fo:break-before="auto" style:column-width="5.994cm"/>
    </style:style>
    <style:style style:name="co11" style:family="table-column">
      <style:table-column-properties fo:break-before="auto" style:column-width="2.168cm"/>
    </style:style>
    <style:style style:name="co12" style:family="table-column">
      <style:table-column-properties fo:break-before="auto" style:column-width="2.027cm"/>
    </style:style>
    <style:style style:name="co13" style:family="table-column">
      <style:table-column-properties fo:break-before="auto" style:column-width="1.238cm"/>
    </style:style>
    <style:style style:name="co14" style:family="table-column">
      <style:table-column-properties fo:break-before="auto" style:column-width="1.773cm"/>
    </style:style>
    <style:style style:name="co15" style:family="table-column">
      <style:table-column-properties fo:break-before="auto" style:column-width="3.067cm"/>
    </style:style>
    <style:style style:name="co16" style:family="table-column">
      <style:table-column-properties fo:break-before="auto" style:column-width="2.87cm"/>
    </style:style>
    <style:style style:name="co17" style:family="table-column">
      <style:table-column-properties fo:break-before="auto" style:column-width="2.561cm"/>
    </style:style>
    <style:style style:name="co18" style:family="table-column">
      <style:table-column-properties fo:break-before="auto" style:column-width="1.942cm"/>
    </style:style>
    <style:style style:name="co19" style:family="table-column">
      <style:table-column-properties fo:break-before="auto" style:column-width="4.84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rpa_5f_activity_5f_category_5f_mst">
      <style:table-properties table:display="true" style:writing-mode="lr-tb"/>
    </style:style>
    <style:style style:name="ta2" style:family="table" style:master-page-name="PageStyle_5f_rpa_5f_activity_5f_mst">
      <style:table-properties table:display="true" style:writing-mode="lr-tb"/>
    </style:style>
    <style:style style:name="ta3" style:family="table" style:master-page-name="PageStyle_5f_rpa_5f_activity_5f_param">
      <style:table-properties table:display="true" style:writing-mode="lr-tb"/>
    </style:style>
    <style:style style:name="ta4" style:family="table" style:master-page-name="PageStyle_5f_rpa_5f_activity_5f_variable_5f_category">
      <style:table-properties table:display="true" style:writing-mode="lr-tb"/>
    </style:style>
    <style:style style:name="ta5" style:family="table" style:master-page-name="PageStyle_5f_rpa_5f_process_5f_flow_5f_seq">
      <style:table-properties table:display="true" style:writing-mode="lr-tb"/>
    </style:style>
    <style:style style:name="ta6" style:family="table" style:master-page-name="PageStyle_5f_rpa_5f_process_5f_flow">
      <style:table-properties table:display="true" style:writing-mode="lr-tb"/>
    </style:style>
    <style:style style:name="ta7" style:family="table" style:master-page-name="PageStyle_5f_rpa_5f_process_5f_flow_5f_dtl">
      <style:table-properties table:display="true" style:writing-mode="lr-tb"/>
    </style:style>
    <style:style style:name="ta8" style:family="table" style:master-page-name="PageStyle_5f_rpa_5f_value_5f_category_5f_ms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pa_activity_category_ms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le Processing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b Scrapping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mail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tabase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CR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FTP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ariables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cripts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EST API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pa_activity_mst" table:style-name="ta2" table:print="false">
        <office:forms form:automatic-focus="false" form:apply-design-mode="false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1" table:default-cell-style-name="Excel_20_Built-in_20_Normal"/>
        <table:table-column table:style-name="co1" table:default-cell-style-name="ce1"/>
        <table:table-column table:style-name="co1" table:number-columns-repeated="1019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act_cat_id</text:p>
          </table:table-cell>
          <table:table-cell office:value-type="string">
            <text:p>name</text:p>
          </table:table-cell>
          <table:table-cell office:value-type="string">
            <text:p>desc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File Upload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mage Download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Read Email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Connect Database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Execute SQL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Set Activity Variable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Set Process Variable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pa_activity_param" table:style-name="ta3" table:print="false">
        <office:forms form:automatic-focus="false" form:apply-design-mode="false"/>
        <table:table-column table:style-name="co1" table:number-columns-repeated="2" table:default-cell-style-name="ce1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act_id</text:p>
          </table:table-cell>
          <table:table-cell office:value-type="string">
            <text:p>param_name</text:p>
          </table:table-cell>
          <table:table-cell office:value-type="string">
            <text:p>labe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host</text:p>
          </table:table-cell>
          <table:table-cell office:value-type="string">
            <text:p>Host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ort</text:p>
          </table:table-cell>
          <table:table-cell office:value-type="string">
            <text:p>Port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sername</text:p>
          </table:table-cell>
          <table:table-cell office:value-type="string">
            <text:p>Username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password</text:p>
          </table:table-cell>
          <table:table-cell office:value-type="string">
            <text:p>Password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pa_activity_variable_category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put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utpu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pa_process_flow_seq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8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process_id</text:p>
          </table:table-cell>
          <table:table-cell office:value-type="string">
            <text:p>act_id</text:p>
          </table:table-cell>
          <table:table-cell office:value-type="string">
            <text:p>seq_no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pa_process_flow" table:style-name="ta6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process_name</text:p>
          </table:table-cell>
          <table:table-cell office:value-type="string">
            <text:p>created_on</text:p>
          </table:table-cell>
          <table:table-cell office:value-type="string">
            <text:p>created by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gold Image Download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C idisburse image download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FC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pa_process_flow_dtl" table:style-name="ta7" table:print="false">
        <office:forms form:automatic-focus="false" form:apply-design-mode="fal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019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process_flow_id</text:p>
          </table:table-cell>
          <table:table-cell office:value-type="string">
            <text:p>param_id</text:p>
          </table:table-cell>
          <table:table-cell office:value-type="string">
            <text:p>value</text:p>
          </table:table-cell>
          <table:table-cell office:value-type="string">
            <text:p>val_cat_id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string">
            <text:p>10.1.22.8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06">
            <text:p>3306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bus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bpasswo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pa_value_category_mst" table:style-name="ta8" table:print="false">
        <office:forms form:automatic-focus="false" form:apply-design-mode="false"/>
        <table:table-column table:style-name="co1" table:default-cell-style-name="ce1"/>
        <table:table-column table:style-name="co19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cat_name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cess Variabl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tivity Variab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ser Name Credential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ssword Credential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2/12/2019</text:date>, <text:time>11:5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a_5f_activity_5f_category_5f_mst" style:display-name="PageStyle_rpa_activity_category_m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pa_5f_activity_5f_mst" style:display-name="PageStyle_rpa_activity_m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pa_5f_activity_5f_param" style:display-name="PageStyle_rpa_activity_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pa_5f_activity_5f_variable_5f_category" style:display-name="PageStyle_rpa_activity_variable_categ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pa_5f_process_5f_flow_5f_seq" style:display-name="PageStyle_rpa_process_flow_s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pa_5f_process_5f_flow" style:display-name="PageStyle_rpa_process_fl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pa_5f_process_5f_flow_5f_dtl" style:display-name="PageStyle_rpa_process_flow_dt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pa_5f_value_5f_category_5f_mst" style:display-name="PageStyle_rpa_value_category_m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11:52:26.15</dc:date>
    <meta:generator>OpenOffice/4.1.2$Win32 OpenOffice.org_project/412m3$Build-9782</meta:generator>
    <meta:editing-duration>PT4M14S</meta:editing-duration>
    <meta:editing-cycles>5</meta:editing-cycles>
    <meta:document-statistic meta:table-count="8" meta:cell-count="142" meta:object-count="0"/>
  </office:meta>
</office:document-meta>
</file>